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Umpush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: Rol de Administrador</text:p>
      <text:p text:style-name="Standard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Nota: Realizado por Jonathan Antol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11-04-17T15:28:18</meta:creation-date>
    <meta:document-statistic meta:table-count="0" meta:image-count="0" meta:object-count="0" meta:page-count="1" meta:paragraph-count="3" meta:word-count="54" meta:character-count="330"/>
    <dc:date>2011-04-17T15:30:25</dc:date>
    <dc:creator>antolini </dc:creator>
    <meta:editing-duration>PT00H02M08S</meta:editing-duration>
    <meta:editing-cycles>1</meta:editing-cycles>
    <meta:generator>OpenOffice.org/3.2$Linux OpenOffice.org_project/320m12$Build-9483</meta:generator>
  </office:meta>
</office:document-meta>
</file>